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52cm" fo:min-width="0.722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69cm" fo:min-width="0.286cm"/>
    </style:style>
    <style:style style:name="gr4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justify" draw:textarea-vertical-align="middle" draw:auto-grow-height="false" fo:min-height="0.69cm" fo:min-width="0.28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52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0.40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0.40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8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cm" fo:min-width="0.383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fo:min-height="1.081cm"/>
      <style:paragraph-properties style:writing-mode="lr-tb"/>
    </style:style>
    <style:style style:name="gr1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2cm" fo:min-width="0.21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0.21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5cm" fo:min-width="0.32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01cm" fo:min-width="0.451cm"/>
      <style:paragraph-properties style:writing-mode="lr-tb"/>
    </style:style>
    <style:style style:name="gr21" style:family="graphic" style:parent-style-name="standard">
      <style:graphic-properties draw:stroke="none" draw:fill="none" draw:fill-color="#729fcf" fo:min-height="0.865cm"/>
      <style:paragraph-properties style:writing-mode="lr-tb"/>
    </style:style>
    <style:style style:name="P1" style:family="paragraph">
      <style:paragraph-properties fo:text-align="center"/>
      <style:text-properties fo:font-size="11pt" fo:language="en" fo:country="GB" style:font-size-asian="18pt" style:font-size-complex="18pt"/>
    </style:style>
    <style:style style:name="P2" style:family="paragraph">
      <loext:graphic-properties draw:fill="none"/>
      <style:paragraph-properties fo:text-align="center"/>
      <style:text-properties fo:font-size="11pt" fo:language="en" fo:country="GB" style:font-size-asian="18pt" style:font-size-complex="18pt"/>
    </style:style>
    <style:style style:name="P3" style:family="paragraph">
      <style:paragraph-properties fo:text-align="center" style:writing-mode="lr-tb"/>
      <style:text-properties fo:font-size="11pt" fo:language="en" fo:country="GB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fo:font-size="11pt" fo:language="en" fo:country="GB" style:font-size-asian="18pt" style:font-size-complex="18pt"/>
    </style:style>
    <style:style style:name="P6" style:family="paragraph">
      <style:paragraph-properties fo:text-align="center"/>
      <style:text-properties fo:font-size="11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font-size="11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font-size="11pt" style:font-size-asian="18pt" style:font-size-complex="18pt"/>
    </style:style>
    <style:style style:name="P9" style:family="paragraph">
      <loext:graphic-properties draw:fill="none"/>
      <style:paragraph-properties style:writing-mode="lr-tb"/>
      <style:text-properties fo:font-size="11pt" style:font-size-asian="18pt" style:font-size-complex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729fcf"/>
      <style:paragraph-properties style:writing-mode="lr-tb"/>
      <style:text-properties fo:font-size="11pt" style:font-size-asian="18pt" style:font-size-complex="18pt"/>
    </style:style>
    <style:style style:name="T1" style:family="text">
      <style:text-properties fo:font-size="11pt" fo:language="en" fo:country="GB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1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1pt" style:font-size-asian="18pt" style:font-size-complex="18pt"/>
    </style:style>
    <style:style style:name="T5" style:family="text">
      <style:text-properties style:text-position="-33% 58%" fo:font-size="11pt" style:font-size-asian="18pt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language="en" fo:country="GB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1pt" fo:language="en" fo:country="GB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1.222cm" svg:height="0.402cm" svg:x="2.767cm" svg:y="1.1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222cm" svg:height="0.402cm" svg:x="6.269cm" svg:y="1.1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222cm" svg:height="0.402cm" svg:x="2.767cm" svg:y="3.9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222cm" svg:height="0.402cm" svg:x="6.342cm" svg:y="3.9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222cm" svg:height="0.402cm" draw:transform="rotate (1.5707963267949) translate (5.005cm 3.349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464cm" svg:y1="6.259cm" svg:x2="5.2cm" svg:y2="6.651cm" draw:end-shape="id1" draw:end-glue-point="6" svg:d="M8464 6259v894h-3264v-502" svg:viewBox="0 0 3265 895">
          <text:p/>
        </draw:connector>
        <draw:connector draw:style-name="gr2" draw:text-style-name="P1" draw:layer="layout" svg:x1="3.989cm" svg:y1="4.195cm" svg:x2="6.342cm" svg:y2="4.195cm" draw:start-shape="id2" draw:start-glue-point="1" draw:end-shape="id3" draw:end-glue-point="3" svg:d="M3989 4195h2353" svg:viewBox="0 0 2354 1">
          <text:p/>
        </draw:connector>
        <draw:connector draw:style-name="gr2" draw:text-style-name="P1" draw:layer="layout" svg:x1="5.206cm" svg:y1="3.349cm" svg:x2="6.342cm" svg:y2="4.195cm" draw:start-shape="id4" draw:start-glue-point="3" draw:end-shape="id3" draw:end-glue-point="3" svg:d="M5206 3349v846h1136" svg:viewBox="0 0 1137 847">
          <text:p/>
        </draw:connector>
        <draw:connector draw:style-name="gr2" draw:text-style-name="P1" draw:layer="layout" svg:x1="6.269cm" svg:y1="1.349cm" svg:x2="5.206cm" svg:y2="2.127cm" draw:start-shape="id5" draw:start-glue-point="3" draw:end-shape="id4" draw:end-glue-point="1" svg:d="M6269 1349h-1063v778" svg:viewBox="0 0 1064 779">
          <text:p/>
        </draw:connector>
        <draw:g xml:id="id8" draw:id="id8">
          <draw:custom-shape draw:style-name="gr3" draw:text-style-name="P1" draw:layer="layout" svg:width="1.571cm" svg:height="1.878cm" svg:x="7.729cm" svg:y="1.8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4" draw:text-style-name="P2" draw:layer="layout" svg:x1="8.513cm" svg:y1="2.372cm" svg:x2="8.513cm" svg:y2="3.295cm">
            <text:p/>
          </draw:line>
        </draw:g>
        <draw:custom-shape draw:style-name="gr5" draw:text-style-name="P3" xml:id="id1" draw:id="id1" draw:layer="layout" svg:width="1.571cm" svg:height="1.878cm" svg:x="4.414cm" svg:y="4.773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5" draw:layer="layout" svg:width="3.026cm" svg:height="0.812cm" svg:x="5.352cm" svg:y="6.15cm">
          <draw:text-box>
            <text:p text:style-name="P4"><text:span text:style-name="T2">V</text:span><text:span text:style-name="T3">d</text:span><text:span text:style-name="T2"> = K</text:span><text:span text:style-name="T3">d</text:span><text:span text:style-name="T2"> I</text:span><text:span text:style-name="T3">d</text:span></text:p>
          </draw:text-box>
        </draw:frame>
        <draw:connector draw:style-name="gr2" draw:text-style-name="P6" draw:layer="layout" svg:x1="3.989cm" svg:y1="4.195cm" svg:x2="5.2cm" svg:y2="4.773cm" draw:start-shape="id2" draw:start-glue-point="1" draw:end-shape="id1" draw:end-glue-point="4" svg:d="M3989 4195h1211v578" svg:viewBox="0 0 1212 579">
          <text:p/>
        </draw:connector>
        <draw:connector draw:style-name="gr2" draw:text-style-name="P6" draw:layer="layout" svg:x1="3.989cm" svg:y1="1.349cm" svg:x2="5.206cm" svg:y2="2.127cm" draw:start-shape="id6" draw:start-glue-point="1" draw:end-shape="id4" draw:end-glue-point="1" svg:d="M3989 1349h1217v778" svg:viewBox="0 0 1218 779">
          <text:p/>
        </draw:connector>
        <draw:connector draw:style-name="gr2" draw:text-style-name="P6" draw:layer="layout" draw:line-skew="0.044cm" svg:x1="7.564cm" svg:y1="4.195cm" svg:x2="8.391cm" svg:y2="4.216cm" draw:start-shape="id3" draw:start-glue-point="1" draw:end-shape="id7" draw:end-glue-point="6" svg:d="M7564 4195h457v21h370" svg:viewBox="0 0 828 22">
          <text:p/>
        </draw:connector>
        <draw:connector draw:style-name="gr2" draw:text-style-name="P6" draw:layer="layout" svg:x1="7.491cm" svg:y1="1.349cm" svg:x2="8.514cm" svg:y2="1.827cm" draw:start-shape="id5" draw:start-glue-point="1" draw:end-shape="id8" draw:end-glue-point="0" svg:d="M7491 1349h1023v478" svg:viewBox="0 0 1024 479">
          <text:p/>
        </draw:connector>
        <draw:connector draw:style-name="gr2" draw:text-style-name="P6" draw:layer="layout" svg:x1="8.514cm" svg:y1="3.705cm" svg:x2="8.526cm" svg:y2="4.986cm" draw:start-shape="id8" draw:start-glue-point="2" svg:d="M8514 3705v892h12v389" svg:viewBox="0 0 13 1282">
          <text:p/>
        </draw:connector>
        <draw:custom-shape draw:style-name="gr1" draw:text-style-name="P1" xml:id="id9" draw:id="id9" draw:layer="layout" svg:width="1.222cm" svg:height="0.402cm" svg:x="2.766cm" svg:y="6.9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.222cm" svg:height="0.402cm" draw:transform="rotate (1.5707963267949) translate (1.356cm 6.267cm)">
          <text:p/>
          <draw:enhanced-geometry svg:viewBox="0 0 21600 21600" draw:type="rectangle" draw:enhanced-path="M 0 0 L 21600 0 21600 21600 0 21600 0 0 Z N"/>
        </draw:custom-shape>
        <draw:connector draw:style-name="gr2" draw:text-style-name="P6" draw:layer="layout" svg:x1="3.988cm" svg:y1="7.186cm" svg:x2="5.2cm" svg:y2="6.651cm" draw:start-shape="id9" draw:start-glue-point="1" draw:end-shape="id1" draw:end-glue-point="6" svg:d="M3988 7186h1212v-535" svg:viewBox="0 0 1213 536">
          <text:p/>
        </draw:connector>
        <draw:connector draw:style-name="gr2" draw:text-style-name="P6" draw:layer="layout" svg:x1="1.557cm" svg:y1="5.045cm" svg:x2="2.767cm" svg:y2="4.195cm" draw:start-shape="id10" draw:start-glue-point="1" draw:end-shape="id2" draw:end-glue-point="3" svg:d="M1557 5045v-850h1210" svg:viewBox="0 0 1211 851">
          <text:p/>
        </draw:connector>
        <draw:connector draw:style-name="gr2" draw:text-style-name="P6" draw:layer="layout" svg:x1="1.557cm" svg:y1="6.267cm" svg:x2="2.766cm" svg:y2="7.186cm" draw:start-shape="id10" draw:start-glue-point="3" draw:end-shape="id9" draw:end-glue-point="3" svg:d="M1557 6267v919h1209" svg:viewBox="0 0 1210 920">
          <text:p/>
        </draw:connector>
        <draw:frame draw:style-name="gr7" draw:text-style-name="P7" draw:layer="layout" svg:width="0.904cm" svg:height="0.813cm" svg:x="3.035cm" svg:y="1.55cm">
          <draw:text-box>
            <text:p><text:span text:style-name="T4">R</text:span><text:span text:style-name="T5">1</text:span></text:p>
          </draw:text-box>
        </draw:frame>
        <draw:frame draw:style-name="gr7" draw:text-style-name="P7" draw:layer="layout" svg:width="0.904cm" svg:height="0.813cm" svg:x="3.018cm" svg:y="7.387cm">
          <draw:text-box>
            <text:p><text:span text:style-name="T4">R</text:span><text:span text:style-name="T5">7</text:span></text:p>
          </draw:text-box>
        </draw:frame>
        <draw:frame draw:style-name="gr8" draw:text-style-name="P7" draw:layer="layout" svg:width="0.904cm" svg:height="0.812cm" svg:x="6.571cm" svg:y="4.396cm">
          <draw:text-box>
            <text:p><text:span text:style-name="T4">R</text:span><text:span text:style-name="T5">5</text:span></text:p>
          </draw:text-box>
        </draw:frame>
        <draw:frame draw:style-name="gr9" draw:text-style-name="P7" draw:layer="layout" svg:width="0.848cm" svg:height="1.208cm" svg:x="2.984cm" svg:y="4.396cm">
          <draw:text-box>
            <text:p><text:span text:style-name="T4">R</text:span><text:span text:style-name="T5">4</text:span></text:p>
          </draw:text-box>
        </draw:frame>
        <draw:frame draw:style-name="gr7" draw:text-style-name="P7" draw:layer="layout" svg:width="0.904cm" svg:height="0.813cm" svg:x="5.29cm" svg:y="2.439cm">
          <draw:text-box>
            <text:p><text:span text:style-name="T4">R</text:span><text:span text:style-name="T5">3</text:span></text:p>
          </draw:text-box>
        </draw:frame>
        <draw:frame draw:style-name="gr7" draw:text-style-name="P7" draw:layer="layout" svg:width="0.904cm" svg:height="0.813cm" svg:x="6.503cm" svg:y="1.55cm">
          <draw:text-box>
            <text:p><text:span text:style-name="T4">R</text:span><text:span text:style-name="T5">2</text:span></text:p>
          </draw:text-box>
        </draw:frame>
        <draw:frame draw:style-name="gr7" draw:text-style-name="P7" draw:layer="layout" svg:width="0.904cm" svg:height="0.813cm" svg:x="0.508cm" svg:y="5.223cm">
          <draw:text-box>
            <text:p><text:span text:style-name="T4">R</text:span><text:span text:style-name="T5">6</text:span></text:p>
          </draw:text-box>
        </draw:frame>
        <draw:custom-shape draw:style-name="gr10" draw:text-style-name="P6" draw:layer="layout" svg:width="0.17cm" svg:height="0.188cm" svg:x="5.108cm" svg:y="4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7" draw:id="id7" draw:layer="layout" svg:width="0.171cm" svg:height="0.188cm" svg:x="8.391cm" svg:y="4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171cm" svg:height="0.188cm" svg:x="5.108cm" svg:y="7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171cm" svg:height="0.188cm" svg:x="5.108cm" svg:y="1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1" draw:id="id11" draw:layer="layout" svg:width="0.17cm" svg:height="0.188cm" svg:x="1.461cm" svg:y="4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0.883cm" svg:height="1.85cm" svg:x="4.251cm" svg:y="1.852cm">
          <draw:text-box>
            <text:p><text:span text:style-name="T4">+</text:span></text:p>
            <text:p><text:span text:style-name="T4">V</text:span><text:span text:style-name="T5">b</text:span></text:p>
            <text:p><text:span text:style-name="T4">-</text:span></text:p>
          </draw:text-box>
        </draw:frame>
        <draw:line draw:style-name="gr12" draw:text-style-name="P8" draw:layer="layout" svg:x1="2.027cm" svg:y1="5.196cm" svg:x2="2.027cm" svg:y2="6.422cm">
          <text:p/>
        </draw:line>
        <draw:frame draw:style-name="gr13" draw:text-style-name="P9" draw:layer="layout" svg:width="1.34cm" svg:height="1.331cm" svg:x="2.135cm" svg:y="5.227cm">
          <draw:text-box>
            <text:p><text:span text:style-name="T2">I</text:span><text:span text:style-name="T3">d</text:span></text:p>
          </draw:text-box>
        </draw:frame>
        <draw:g xml:id="id12" draw:id="id12">
          <draw:line draw:style-name="gr14" draw:text-style-name="P10" draw:layer="layout" svg:x1="0.98cm" svg:y1="4.695cm" svg:x2="0.086cm" svg:y2="4.703cm">
            <text:p/>
          </draw:line>
          <draw:line draw:style-name="gr14" draw:text-style-name="P10" draw:layer="layout" svg:x1="0.981cm" svg:y1="4.691cm" svg:x2="0.087cm" svg:y2="4.699cm">
            <text:p/>
          </draw:line>
          <draw:line draw:style-name="gr14" draw:text-style-name="P10" draw:layer="layout" svg:x1="0.33cm" svg:y1="4.875cm" svg:x2="0.774cm" svg:y2="4.875cm">
            <text:p/>
          </draw:line>
          <draw:line draw:style-name="gr14" draw:text-style-name="P10" draw:layer="layout" svg:x1="0.45cm" svg:y1="5.029cm" svg:x2="0.664cm" svg:y2="5.029cm">
            <text:p/>
          </draw:line>
          <draw:line draw:style-name="gr14" draw:text-style-name="P10" draw:layer="layout" svg:x1="0.545cm" svg:y1="4.685cm" svg:x2="0.549cm" svg:y2="4.288cm">
            <text:p/>
          </draw:line>
        </draw:g>
        <draw:connector draw:style-name="gr15" draw:text-style-name="P11" draw:layer="layout" svg:x1="1.461cm" svg:y1="4.216cm" svg:x2="0.533cm" svg:y2="4.288cm" draw:start-shape="id11" draw:start-glue-point="6" draw:end-shape="id12" draw:end-glue-point="0" svg:d="M1461 4216h-928v72" svg:viewBox="0 0 929 73">
          <text:p/>
        </draw:connector>
        <draw:frame draw:style-name="gr16" draw:text-style-name="P7" draw:layer="layout" svg:width="0.718cm" svg:height="0.702cm" svg:x="1.339cm" svg:y="0.647cm">
          <draw:text-box>
            <text:p><text:span text:style-name="T4">1</text:span></text:p>
          </draw:text-box>
        </draw:frame>
        <draw:frame draw:style-name="gr16" draw:text-style-name="P7" draw:layer="layout" svg:width="0.718cm" svg:height="0.702cm" svg:x="4.841cm" svg:y="0.647cm">
          <draw:text-box>
            <text:p><text:span text:style-name="T4">2</text:span></text:p>
          </draw:text-box>
        </draw:frame>
        <draw:frame draw:style-name="gr16" draw:text-style-name="P7" draw:layer="layout" svg:width="0.718cm" svg:height="0.702cm" svg:x="8.124cm" svg:y="0.647cm">
          <draw:text-box>
            <text:p><text:span text:style-name="T4">3</text:span></text:p>
          </draw:text-box>
        </draw:frame>
        <draw:frame draw:style-name="gr16" draw:text-style-name="P7" draw:layer="layout" svg:width="0.718cm" svg:height="0.702cm" svg:x="5.206cm" svg:y="3.565cm">
          <draw:text-box>
            <text:p><text:span text:style-name="T4">5</text:span></text:p>
          </draw:text-box>
        </draw:frame>
        <draw:custom-shape draw:style-name="gr10" draw:text-style-name="P6" draw:layer="layout" svg:width="0.171cm" svg:height="0.188cm" svg:x="5.108cm" svg:y="7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0.718cm" svg:height="0.701cm" svg:x="1.339cm" svg:y="7.215cm">
          <draw:text-box>
            <text:p><text:span text:style-name="T4">7</text:span></text:p>
          </draw:text-box>
        </draw:frame>
        <draw:frame draw:style-name="gr17" draw:text-style-name="P7" draw:layer="layout" svg:width="0.718cm" svg:height="0.701cm" svg:x="4.841cm" svg:y="7.215cm">
          <draw:text-box>
            <text:p><text:span text:style-name="T4">8</text:span></text:p>
          </draw:text-box>
        </draw:frame>
        <draw:frame draw:style-name="gr16" draw:text-style-name="P7" draw:layer="layout" svg:width="0.718cm" svg:height="0.702cm" svg:x="8.574cm" svg:y="3.869cm">
          <draw:text-box>
            <text:p><text:span text:style-name="T4">6</text:span></text:p>
          </draw:text-box>
        </draw:frame>
        <draw:line draw:style-name="gr12" draw:text-style-name="P10" draw:layer="layout" svg:x1="2.861cm" svg:y1="6.72cm" svg:x2="4.113cm" svg:y2="6.73cm">
          <text:p/>
        </draw:line>
        <draw:frame draw:style-name="gr18" draw:text-style-name="P12" draw:layer="layout" svg:width="2.627cm" svg:height="1.673cm" svg:x="2.291cm" svg:y="6.173cm">
          <draw:text-box>
            <text:p><text:span text:style-name="T4">+ <text:s text:c="12"/>-</text:span> <text:s text:c="3"/></text:p>
          </draw:text-box>
        </draw:frame>
        <draw:line draw:style-name="gr12" draw:text-style-name="P10" draw:layer="layout" svg:x1="2.738cm" svg:y1="3.73cm" svg:x2="3.99cm" svg:y2="3.74cm">
          <text:p/>
        </draw:line>
        <draw:line draw:style-name="gr12" draw:text-style-name="P10" draw:layer="layout" svg:x1="2.78cm" svg:y1="0.901cm" svg:x2="4.032cm" svg:y2="0.911cm">
          <text:p/>
        </draw:line>
        <draw:line draw:style-name="gr12" draw:text-style-name="P10" draw:layer="layout" svg:x1="6.3cm" svg:y1="3.73cm" svg:x2="7.552cm" svg:y2="3.74cm">
          <text:p/>
        </draw:line>
        <draw:line draw:style-name="gr12" draw:text-style-name="P10" draw:layer="layout" svg:x1="6.28cm" svg:y1="0.921cm" svg:x2="7.532cm" svg:y2="0.931cm">
          <text:p/>
        </draw:line>
        <draw:frame draw:style-name="gr18" draw:text-style-name="P12" draw:layer="layout" svg:width="2.627cm" svg:height="1.673cm" svg:x="2.231cm" svg:y="0.353cm">
          <draw:text-box>
            <text:p><text:span text:style-name="T4">+ <text:s text:c="12"/>-</text:span> <text:s text:c="3"/></text:p>
          </draw:text-box>
        </draw:frame>
        <draw:frame draw:style-name="gr18" draw:text-style-name="P12" draw:layer="layout" svg:width="2.627cm" svg:height="1.673cm" svg:x="5.752cm" svg:y="3.162cm">
          <draw:text-box>
            <text:p><text:span text:style-name="T4">+ <text:s text:c="12"/>-</text:span> <text:s text:c="3"/></text:p>
          </draw:text-box>
        </draw:frame>
        <draw:frame draw:style-name="gr18" draw:text-style-name="P12" draw:layer="layout" svg:width="2.627cm" svg:height="1.673cm" svg:x="2.17cm" svg:y="3.161cm">
          <draw:text-box>
            <text:p><text:span text:style-name="T4">+ <text:s text:c="12"/>-</text:span> <text:s text:c="3"/></text:p>
          </draw:text-box>
        </draw:frame>
        <draw:frame draw:style-name="gr18" draw:text-style-name="P12" draw:layer="layout" svg:width="2.627cm" svg:height="1.673cm" svg:x="5.711cm" svg:y="0.353cm">
          <draw:text-box>
            <text:p><text:span text:style-name="T4">+ <text:s text:c="12"/>-</text:span> <text:s text:c="3"/></text:p>
          </draw:text-box>
        </draw:frame>
        <draw:frame draw:style-name="gr19" draw:text-style-name="P7" draw:layer="layout" svg:width="0.823cm" svg:height="2.165cm" svg:x="1.688cm" svg:y="4.682cm">
          <draw:text-box>
            <text:p><text:span text:style-name="T4">+</text:span></text:p>
            <text:p><text:span text:style-name="T5"/></text:p>
            <text:p><text:span text:style-name="T5"/></text:p>
            <text:p><text:span text:style-name="T4">-</text:span></text:p>
          </draw:text-box>
        </draw:frame>
        <draw:custom-shape draw:style-name="gr20" draw:text-style-name="P3" draw:layer="layout" svg:width="1.343cm" svg:height="1.345cm" svg:x="7.835cm" svg:y="4.962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6" draw:layer="layout" draw:line-skew="-0.883cm" svg:x1="1.631cm" svg:y1="4.216cm" svg:x2="2.788cm" svg:y2="1.312cm" draw:start-shape="id11" draw:start-glue-point="10" svg:d="M1631 4216h-53v-2904h1210" svg:viewBox="0 0 1211 2905">
          <text:p/>
        </draw:connector>
        <draw:frame draw:style-name="gr21" draw:text-style-name="P13" draw:layer="layout" svg:width="3.041cm" svg:height="1.115cm" svg:x="8.359cm" svg:y="1.285cm">
          <draw:text-box>
            <text:p><text:span text:style-name="T6">I</text:span><text:span text:style-name="T7">b</text:span><text:span text:style-name="T6"> = K</text:span><text:span text:style-name="T7">b</text:span><text:span text:style-name="T6"> I</text:span><text:span text:style-name="T7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1T22:41:22.834888635</dc:date>
    <meta:editing-duration>PT52M6S</meta:editing-duration>
    <meta:editing-cycles>11</meta:editing-cycles>
    <meta:generator>LibreOffice/6.4.6.2$Linux_X86_64 LibreOffice_project/40$Build-2</meta:generator>
    <meta:document-statistic meta:object-count="68"/>
  </office:meta>
</office:document-meta>
</file>